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 manifest:full-path="Versions/Version1"/>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 manifest:full-path="VersionList.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 svg:font-family="'DejaVu Sans'" style:font-family-generic="roman" style:font-pitch="variable"/>
    <style:font-face style:name="DejaVu Serif" svg:font-family="'DejaVu Serif'" style:font-adornments="Book" style:font-family-generic="roman" style:font-pitch="variable"/>
    <style:font-face style:name="DejaVu Serif1" svg:font-family="'DejaVu Serif'" style:font-adornments="Kursiv" style:font-family-generic="roman" style:font-pitch="variable"/>
    <style:font-face style:name="Liberation Sans" svg:font-family="'Liberation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Datum">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Illustration_20_Index_20_1">
      <style:paragraph-properties>
        <style:tab-stops>
          <style:tab-stop style:position="16.999cm" style:type="right" style:leader-style="dotted" style:leader-text="."/>
        </style:tab-stops>
      </style:paragraph-properties>
    </style:style>
    <style:style style:name="P6" style:family="paragraph" style:parent-style-name="Illustration_20_Index_20_Heading">
      <style:paragraph-properties fo:break-before="pag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Contents_20_Heading"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Title" style:master-page-name="First_20_Page">
      <style:paragraph-properties style:page-number="auto"/>
    </style:style>
    <style:style style:name="P14" style:family="paragraph">
      <style:paragraph-properties fo:margin-left="0cm" fo:margin-right="0cm" fo:margin-top="0cm" fo:margin-bottom="0cm" fo:line-height="100%" fo:text-align="center" fo:text-indent="0cm"/>
    </style:style>
    <style:style style:name="P15"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2pt" fo:font-style="normal" fo:text-shadow="none" style:text-underline-style="none" fo:font-weight="normal" style:letter-kerning="true" style:font-name-asian="WenQuanYi Zen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font-name="Liberation Sans" fo:font-size="12pt" fo:font-style="normal" fo:text-shadow="none" style:text-underline-style="none" fo:font-weight="normal" style:letter-kerning="true" style:font-name-asian="WenQuanYi Zen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top" style:vertical-rel="paragraph-content" style:horizontal-pos="center" style:horizontal-rel="paragraph-content"/>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94bd5e"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float" text:name="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MoMa</text:p>
      <text:p text:style-name="Subtitle">(Trading Journal Applikation)</text:p>
      <text:p text:style-name="Subtitle">Projektdokumentation</text:p>
      <text:p text:style-name="Datum"><text:date style:data-style-name="N81" text:date-value="2012-06-17T15:41:36.99">17. Juni 2012</text:date></text:p>
      <text:p text:style-name="P2">Stefan Schmidhuber</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1">Inhaltsverzeichnis</text:p>
          </text:index-title>
          <text:p text:style-name="P3">1 Über dieses Projekt<text:tab/>3</text:p>
          <text:p text:style-name="P4">1.1 Motivation<text:tab/>3</text:p>
          <text:p text:style-name="P4">1.2 Ziel<text:tab/>3</text:p>
          <text:p text:style-name="P4">1.3 Projektteam<text:tab/>3</text:p>
          <text:p text:style-name="P3">2 Anwendungsfälle<text:tab/>4</text:p>
          <text:p text:style-name="P3">3 Technische Umsetzung<text:tab/>5</text:p>
          <text:p text:style-name="P4">3.1 Architektur<text:tab/>5</text:p>
          <text:p text:style-name="P4">3.2 Persistenzschicht<text:tab/>5</text:p>
          <text:p text:style-name="P4">3.3 Serviceschicht<text:tab/>5</text:p>
          <text:p text:style-name="P4">3.4 UI Schicht<text:tab/>5</text:p>
          <text:p text:style-name="P3">4 Literaturverzeichnis<text:tab/>6</text:p>
        </text:index-body>
      </text:table-of-content>
      <text:p text:style-name="P1"/>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6">Abbildungsverzeichnis</text:p>
          </text:index-title>
          <text:p text:style-name="P5">Abbildung 1: Struktur<text:tab/>5</text:p>
        </text:index-body>
      </text:illustration-index>
      <text:p text:style-name="P1"/>
      <text:h text:style-name="P12" text:outline-level="1">Über dieses Projekt</text:h>
      <text:h text:style-name="Heading_20_2" text:outline-level="2">Motivation</text:h>
      <text:p text:style-name="Text_20_body">Privatpersonen die mit diversen Finanzprodukten (Aktien, CFDs, Futures, Forex,...) handeln erfassen und verwalten diese oft mittels aufwendigen Tabellenkalkulationsdokumente die eventuell um Makros ergänzt werden. Dadurch ist es möglich den Überblick über die getätigten Trades zu bewahren und Kennzahlen sowie Statistiken über gewisse Zeitintervalle zu eruieren.</text:p>
      <text:p text:style-name="Text_20_body">Jedoch haben Tabellenkalkulationsprogramme diverse Einschränkungen, vor allem in der Benutzbarkeit. Das Erstellen von leistungsfähigen Makros erfordert Fachwissen und ist sehr Zeitintensiv. Im laufe der Zeit sammeln sich immer mehr Dokumente und Datensätze an, dies erschwert die Verwaltung und verringert die Übersicht.</text:p>
      <text:p text:style-name="Text_20_body">Folglich sind Tabellenkalkulationsprogramme für diesen Zweck nicht das Ideale Werkzeug.</text:p>
      <text:h text:style-name="Heading_20_2" text:outline-level="2">Ziele</text:h>
      <text:p text:style-name="Text_20_body">Das Ziel dieses Projektes ist es nun eine plattformunabhängige Desktopapplikation zu erstellen, die den Handel mit Finanzrodukten unterstützt. Die Grundaufgaben sind die Erfassung, Verwaltung sowie Auswertung der getätigten Trades.</text:p>
      <text:p text:style-name="Text_20_body">Weitere Anforderungen sind:</text:p>
      <text:list xml:id="list117909036" text:style-name="L1">
        <text:list-item>
          <text:p text:style-name="P7">Hohe Performance und einfache Bedienbarkeit, auch bei einer großen Anzahl von Datensätzen.</text:p>
        </text:list-item>
        <text:list-item>
          <text:p text:style-name="P7">Verschlüsselung der Datensätze und Login<text:note text:id="ftn1" text:note-class="footnote"><text:note-citation>1</text:note-citation><text:note-body><text:p text:style-name="Footnote">Beim Start der Applikation wird ein Kennwort abgefragt.</text:p></text:note-body></text:note>.</text:p>
        </text:list-item>
        <text:list-item>
          <text:p text:style-name="P7">Erweiterungen sollten möglichst einfach umsetzbar sein.</text:p>
        </text:list-item>
        <text:list-item>
          <text:p text:style-name="P7">Die Übersetzung der Benutzeroberfläche in eine andere Sprache sollte ohne Änderung des Quellcodes möglich sein.</text:p>
        </text:list-item>
      </text:list>
      <text:h text:style-name="Heading_20_2" text:outline-level="2">Projektteam</text:h>
      <text:p text:style-name="Text_20_body"><text:span text:style-name="Strong_20_Emphasis">Joseph Bergmüller</text:span></text:p>
      <text:list xml:id="list642155840" text:style-name="L2">
        <text:list-item>
          <text:p text:style-name="P8">Initiale Idee</text:p>
        </text:list-item>
        <text:list-item>
          <text:p text:style-name="P8">Finanzwirtschaftliche Expertise</text:p>
        </text:list-item>
        <text:list-item>
          <text:p text:style-name="P8">Testing</text:p>
        </text:list-item>
        <text:list-item>
          <text:p text:style-name="P8">Design</text:p>
        </text:list-item>
        <text:list-item>
          <text:p text:style-name="P8">Dokumentation</text:p>
        </text:list-item>
      </text:list>
      <text:p text:style-name="Text_20_body"><text:span text:style-name="Strong_20_Emphasis">Stefan Schmidhuber</text:span></text:p>
      <text:list xml:id="list1034653274" text:style-name="L3">
        <text:list-item>
          <text:p text:style-name="P9">Software Architektur und Design</text:p>
        </text:list-item>
        <text:list-item>
          <text:p text:style-name="P9">Implementierung</text:p>
        </text:list-item>
        <text:list-item>
          <text:p text:style-name="P9">Testing</text:p>
        </text:list-item>
        <text:list-item>
          <text:p text:style-name="P9">Design</text:p>
        </text:list-item>
        <text:list-item>
          <text:p text:style-name="P9">Dokumentation</text:p>
        </text:list-item>
      </text:list>
      <text:h text:style-name="Heading_20_1" text:outline-level="1">Anwendungsfälle</text:h>
      <text:h text:style-name="Heading_20_1" text:outline-level="1">Technische Umsetzung</text:h>
      <text:h text:style-name="Heading_20_2" text:outline-level="2">Architektur</text:h>
      <text:p text:style-name="Text_20_body">Es wird eine „Three Tier“ Architektur verwendet. Die Einzelnen Schichten werden in den nachfolgenden Abschnitten beschrieben.</text:p>
      <text:p text:style-name="Text_20_body">Das Projekt wird in Java umgesetzt und verwendet das SWT zur Darstellung der grafischen Benutzeroberfläche. Dadurch sollte sich die Applikation in alle Plattformen gut integrieren. Als Datenbank wird <text:a xlink:type="simple" xlink:href="http://www.h2database.com/html/main.html">H2</text:a> eingesetzt. Diese wird eingebettet und verschlüsselt (<text:a xlink:type="simple" xlink:href="http://de.wikipedia.org/wiki/Advanced_Encryption_Standard">AES</text:a>) betrieben.</text:p>
      <text:p text:style-name="Text_20_body"><draw:frame draw:style-name="fr1" draw:name="Rahmen1" text:anchor-type="paragraph" svg:width="8.006cm" draw:z-index="0"><draw:text-box fo:min-height="4.002cm"><text:p text:style-name="Drawing"><draw:g text:anchor-type="paragraph" draw:z-index="1" draw:style-name="gr1"><draw:custom-shape draw:style-name="gr2" draw:text-style-name="P15" svg:width="8cm" svg:height="1.001cm" svg:x="0.002cm" svg:y="2.999cm"><text:p text:style-name="P14"><text:span text:style-name="T1">OS</text:span></text:p><draw:enhanced-geometry svg:viewBox="0 0 21600 21600" draw:type="rectangle" draw:enhanced-path="M 0 0 L 21600 0 21600 21600 0 21600 0 0 Z N"/></draw:custom-shape><draw:custom-shape draw:style-name="gr3" draw:text-style-name="P15" svg:width="7cm" svg:height="0.902cm" svg:x="0.002cm" svg:y="1.998cm"><text:p text:style-name="P14"><text:span text:style-name="T1">JRE</text:span></text:p><draw:enhanced-geometry svg:viewBox="0 0 21600 21600" draw:type="rectangle" draw:enhanced-path="M 0 0 L 21600 0 21600 21600 0 21600 0 0 Z N"/></draw:custom-shape><draw:custom-shape draw:style-name="gr4" draw:text-style-name="P15" svg:width="3.102cm" svg:height="0.902cm" svg:x="1.801cm" svg:y="0.998cm"><text:p text:style-name="P14"><text:span text:style-name="T1">H2</text:span></text:p><draw:enhanced-geometry svg:viewBox="0 0 21600 21600" draw:type="rectangle" draw:enhanced-path="M 0 0 L 21600 0 21600 21600 0 21600 0 0 Z N"/></draw:custom-shape><draw:polygon draw:style-name="gr5" draw:text-style-name="P15" svg:width="2.999cm" svg:height="1.899cm" svg:x="5.001cm" svg:y="0.999cm" svg:viewBox="0 0 3000 1900" draw:points="2100,1900 2100,900 0,900 0,0 2100,0 3000,0 3000,900 3000,1900"><text:p text:style-name="P14"><text:span text:style-name="T1">SWT</text:span></text:p><text:p text:style-name="P14"><text:span text:style-name="T1"/></text:p><text:p text:style-name="P14"><text:span text:style-name="T1"/></text:p></draw:polygon><draw:polygon draw:style-name="gr6" draw:text-style-name="P15" svg:width="7.999cm" svg:height="1.899cm" svg:x="0.001cm" svg:y="-0.001cm" svg:viewBox="0 0 8000 1900" draw:points="0,800 0,0 8000,0 8000,900 1700,900 1700,1900 0,1900 0,900"><text:p text:style-name="P14"><text:span text:style-name="T1">MoMa</text:span></text:p><text:p text:style-name="P14"><text:span text:style-name="T1"/></text:p><text:p text:style-name="P14"><text:span text:style-name="T1"/></text:p></draw:polygon></draw:g>Zeichnung <text:sequence text:ref-name="refDrawing0" text:name="Drawing" text:formula="ooow:Drawing+1" style:num-format="1">1</text:sequence>: Struktur</text:p></draw:text-box></draw:frame>Die Applikation sollte also auf allen Systemen lauffähig sein, für die eine Java Laufzeitumgebung und das SWT verfügbar ist. Die vorrangigen Zielsysteme sind Ubuntu Linux, Apple OSX und Microsoft Windows.</text:p>
      <text:h text:style-name="Heading_20_2" text:outline-level="2">Persistenzschicht</text:h>
      <text:p text:style-name="Text_20_body">In der Persistenzschicht wird mittels DAOs<text:note text:id="ftn2" text:note-class="footnote"><text:note-citation>2</text:note-citation><text:note-body><text:p text:style-name="Footnote">Data Access Objects</text:p></text:note-body></text:note> auf die eingebettete H2 Datenbank zugegriffen.</text:p>
      <text:h text:style-name="Heading_20_2" text:outline-level="2">Serviceschicht</text:h>
      <text:p text:style-name="Text_20_body"/>
      <text:h text:style-name="Heading_20_2" text:outline-level="2">UI Schicht</text:h>
      <text:p text:style-name="Text_20_body">Die UI Schicht kommuniziert nur mit der Serviceschicht. Gewünschte Funktionen der UI Schicht:</text:p>
      <text:list xml:id="list1765434999" text:style-name="L4">
        <text:list-item>
          <text:p text:style-name="P10">gute Integration in verschiedene Desktopumgebungen</text:p>
        </text:list-item>
        <text:list-item>
          <text:p text:style-name="P10">vollkommen über die Tastatur bedienbar</text:p>
        </text:list-item>
        <text:list-item>
          <text:p text:style-name="P10">vollkommen über einen Touchscreen bedienbar</text:p>
        </text:list-item>
      </text:list>
      <text:bibliography text:style-name="Sect2" text:protected="true" text:name="Literaturverzeichnis1">
        <text:bibliography-source>
          <text:index-title-template text:style-name="Heading_20_1">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h text:style-name="P12" text:outline-level="1">Literaturverzeichnis</text:h>
          </text:index-title>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 svg:font-family="'DejaVu Sans'" style:font-family-generic="roman" style:font-pitch="variable"/>
    <style:font-face style:name="DejaVu Serif" svg:font-family="'DejaVu Serif'" style:font-adornments="Book" style:font-family-generic="roman" style:font-pitch="variable"/>
    <style:font-face style:name="DejaVu Serif1" svg:font-family="'DejaVu Serif'" style:font-adornments="Kursiv" style:font-family-generic="roman" style:font-pitch="variable"/>
    <style:font-face style:name="Liberation Sans" svg:font-family="'Liberation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de" fo:country="DE" style:font-name-asian="DejaVu Sans2"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text-properties style:font-name="DejaVu Serif" style:font-size-asian="10.5pt"/>
    </style:style>
    <style:style style:name="Text_20_body" style:display-name="Text body" style:family="paragraph" style:parent-style-name="Standard" style:class="text" style:master-page-name="">
      <style:paragraph-properties fo:margin-top="0cm" fo:margin-bottom="0.212cm" fo:text-align="justify" style:justify-single-word="false" fo:orphans="2" fo:widows="2" fo:hyphenation-ladder-count="2" style:page-number="auto"/>
      <style:text-properties style:font-name="DejaVu Serif" fo:font-size="10pt" style:font-size-asian="10.5pt" style:font-weight-complex="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DejaVu Sans2"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0pt"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DejaVu Serif" fo:font-size="10pt" fo:font-style="normal" style:font-size-asian="12pt" style:font-style-asian="italic" style:font-weight-asian="normal"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DejaVu Serif" fo:font-size="10pt" style:font-size-asian="12pt" style:font-name-complex="Tahoma1"/>
    </style:style>
    <style:style style:name="Title" style:family="paragraph" style:parent-style-name="Heading" style:next-style-name="Subtitle" style:class="chapter">
      <style:paragraph-properties fo:margin-top="0.42cm" fo:margin-bottom="0.801cm"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cm" fo:margin-bottom="1.499cm" fo:text-align="center" style:justify-single-word="false"/>
      <style:text-properties fo:font-size="16pt" fo:font-style="normal" style:font-size-asian="14pt" style:font-style-asian="italic" style:font-weight-asian="normal" style:font-size-complex="14pt" style:font-style-complex="italic"/>
    </style:style>
    <style:style style:name="Autor" style:family="paragraph" style:parent-style-name="Subtitle" style:master-page-name="">
      <style:paragraph-properties fo:margin-top="0cm" fo:margin-bottom="1cm" fo:text-align="center" style:justify-single-word="false" style:page-number="auto" style:shadow="none"/>
      <style:text-properties fo:font-size="14pt" style:font-size-asian="10.5pt" style:font-weight-complex="normal"/>
    </style:style>
    <style:style style:name="Datum" style:family="paragraph" style:master-page-name="">
      <style:paragraph-properties fo:margin-top="0cm" fo:margin-bottom="2cm" fo:text-align="center" style:justify-single-word="false" style:page-number="auto" text:number-lines="false" text:line-number="0"/>
      <style:text-properties style:font-size-asian="10.5pt" style:font-weight-complex="normal"/>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100%" fo:margin-left="0cm" fo:margin-right="0cm" fo:margin-top="0.3cm" fo:margin-bottom="0.199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text-properties fo:font-size="10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style:font-name="DejaVu Serif" fo:font-size="10pt" style:font-size-asian="10pt" style:font-size-complex="10pt"/>
    </style:style>
    <style:style style:name="Bibliography_20_Heading" style:display-name="Bibliography Heading" style:family="paragraph" style:parent-style-name="Heading_20_1" style:auto-update="true" style:default-outline-level="" style:list-style-name="" style:class="index">
      <style:paragraph-properties style:shadow="non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text-properties style:font-name="DejaVu Serif1" fo:font-size="10pt" fo:font-style="italic" style:font-size-asian="10.5pt"/>
    </style:style>
    <style:style style:name="Preformatted_20_Text" style:display-name="Preformatted Text" style:family="paragraph" style:parent-style-name="Standard" style:class="html">
      <style:paragraph-properties fo:margin-top="0cm" fo:margin-bottom="0cm"/>
      <style:text-properties style:font-name="DejaVu Sans Mono1" fo:font-size="10pt" style:font-name-asian="DejaVu Sans Mono1" style:font-size-asian="10pt" style:font-name-complex="DejaVu Sans Mono1" style:font-size-complex="10pt"/>
    </style:style>
    <style:style style:name="Drawing" style:family="paragraph" style:parent-style-name="Caption" style:class="extra"/>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Quelltext" style:family="paragraph" style:parent-style-name="Text_20_body" style:default-outline-level="" style:list-style-name="" style:master-page-name="">
      <style:paragraph-properties fo:text-align="start" style:justify-single-word="false" style:page-number="auto" fo:background-color="#e6e6e6" fo:padding="0.049cm" fo:border-left="none" fo:border-right="none" fo:border-top="0.06pt solid #000000" fo:border-bottom="0.06pt solid #000000" style:shadow="none" text:number-lines="true" text:line-number="1">
        <style:tab-stops/>
        <style:drop-cap/>
        <style:background-image/>
      </style:paragraph-properties>
      <style:text-properties style:font-name="DejaVu Sans Mono" style:text-blinking="false" style:font-size-asian="10.5pt"/>
    </style:style>
    <style:style style:name="Frame_20_contents" style:display-name="Frame contents" style:family="paragraph" style:parent-style-name="Text_20_body" style:class="extra"/>
    <style:style style:name="Illustration" style:family="paragraph" style:parent-style-name="Caption" style:class="extra"/>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Standard" style:auto-update="true"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DejaVu Serif" fo:font-size="10pt" style:font-size-asian="10.5pt"/>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Definition" style:family="text"/>
    <style:style style:name="User_20_Entry" style:display-name="User Entry" style:family="text">
      <style:text-properties style:font-name="DejaVu Sans Mono1" style:font-name-asian="DejaVu Sans Mono1" style:font-name-complex="DejaVu Sans Mono1"/>
    </style:style>
    <style:style style:name="Example" style:family="text">
      <style:text-properties style:font-name="DejaVu Sans Mono1" style:font-name-asian="DejaVu Sans Mono1" style:font-name-complex="DejaVu Sans Mono1"/>
    </style:style>
    <style:style style:name="Source_20_Text" style:display-name="Source Text" style:family="text">
      <style:text-properties style:font-name="DejaVu Sans Mono1" fo:background-color="transparent" style:font-name-asian="DejaVu Sans Mono1" style:font-name-complex="DejaVu Sans Mono1"/>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3cm" fo:margin-right="0.3cm" fo:margin-top="0.3cm" fo:margin-bottom="0.3cm" style:wrap="none" style:vertical-pos="top" style:vertical-rel="paragraph-content" style:horizontal-pos="center" style:horizontal-rel="paragraph-content" fo:padding="0cm" fo:border="none" style:shadow="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offset="0.101cm" style:num-format="1" text:number-position="inside" text:increment="1"/>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9.999cm" fo:margin-bottom="9.9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chapter text:display="name" text:outline-level="1"/></text:p>
      </style:header>
      <style:footer>
        <text:p text:style-name="Footer"><text:tab/><text:page-number text:select-page="current"/></text:p>
      </style:footer>
    </style:master-page>
    <style:master-page style:name="First_20_Page" style:display-name="First Page" style:page-layout-name="Mpm2" style:next-style-name="Standard"/>
    <style:master-page style:name="Index" style:page-layout-name="Mpm3">
      <style:header>
        <text:p text:style-name="Header"><text:tab/><text:tab/><text:chapter text:display="name" text:outline-level="1"/></text:p>
      </style:header>
      <style:footer>
        <text:p text:style-name="Footer"><text:tab/><text:page-number text:select-page="current"/></text:p>
      </style:footer>
    </style:master-page>
    <style:master-page style:name="Footnote" style:page-layout-name="Mpm4"/>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12-06-10T11:45:06</meta:creation-date>
    <meta:editing-cycles>23</meta:editing-cycles>
    <meta:editing-duration>PT3H43M38S</meta:editing-duration>
    <meta:initial-creator>Stefan Schmidhuber</meta:initial-creator>
    <dc:date>2012-06-17T15:41:37</dc:date>
    <dc:creator>Stefan Schmidhuber</dc:creator>
    <meta:document-statistic meta:table-count="0" meta:image-count="0" meta:object-count="0" meta:page-count="8" meta:paragraph-count="66" meta:word-count="421" meta:character-count="2920" meta:non-whitespace-character-count="2734"/>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Fehlerkorrektur mit Josi" VL:creator="Stefan Schmidhuber" dc:date-time="2012-06-12T19:56:38"/>
</VL:version-list>
</file>